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9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officeooo:rsid="000ab2ef"/>
    </style:style>
    <style:style style:name="T8" style:family="text">
      <style:text-properties fo:language="en" fo:country="US" officeooo:rsid="000bc4ff"/>
    </style:style>
    <style:style style:name="T9" style:family="text">
      <style:text-properties fo:language="en" fo:country="US" officeooo:rsid="000e4173"/>
    </style:style>
    <style:style style:name="T1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86c37"/>
    </style:style>
    <style:style style:name="T15" style:family="text">
      <style:text-properties officeooo:rsid="000992e2"/>
    </style:style>
    <style:style style:name="T16" style:family="text">
      <style:text-properties officeooo:rsid="000ab2ef"/>
    </style:style>
    <style:style style:name="T17" style:family="text">
      <style:text-properties officeooo:rsid="000bc4ff"/>
    </style:style>
    <style:style style:name="T18" style:family="text">
      <style:text-properties officeooo:rsid="000e41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1">EVO Reset Service</text:p>
      <text:p text:style-name="P10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14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14">NeoGS </text:span><text:span text:style-name="T2">при определении наличия </text:span><text:span text:style-name="T14">SD </text:span><text:span text:style-name="T2">карты из-за изменения настроек прерываний.</text:span></text:p>
      <text:p text:style-name="P5">- <text:span text:style-name="T15">устранена невозможность выбрать файл для загрузки с ленты при отсутствии в корне директорий.</text:span></text:p>
      <text:p text:style-name="P6">- <text:span text:style-name="T16">устранена проблема сброса/зависания при запуске </text:span><text:span text:style-name="T7">TAP </text:span><text:span text:style-name="T16">файлов при заблокированном режиме 48к.</text:span></text:p>
      <text:p text:style-name="P12">- <text:span text:style-name="T17">сделано автоопределение наличия </text:span><text:span text:style-name="T8">SD </text:span><text:span text:style-name="T17">карт с возможностью отключения.</text:span></text:p>
      <text:p text:style-name="P13"><text:span text:style-name="T18">- сделана выдача сообщение с блокировкой дальнейшей работы при обращении к примонтированному образу после удаления </text:span><text:span text:style-name="T9">SD </text:span><text:span text:style-name="T18">карты с которой был примонтирован образ.</text:span></text:p>
      <text:p text:style-name="P13"><text:span text:style-name="T18">- сделан контроль наличия </text:span><text:span text:style-name="T9">SD </text:span><text:span text:style-name="T18">карт с выдачей сообщения и блокировкой дальнейшей работы.</text:span></text:p>
      <text:p text:style-name="P13"><text:span text:style-name="T18">- переименован пункт </text:span><text:span text:style-name="T9">«W.Turbo Mode» </text:span><text:span text:style-name="T18">в </text:span><text:span text:style-name="T9">«W.CPU freaquency».</text:span></text:p>
      <text:p text:style-name="P13"><text:span text:style-name="T18">- сделана принудительная полная инициализация после обновления </text:span><text:span text:style-name="T9">FlashROM.</text:span></text:p>
      <text:p text:style-name="P13"><text:span text:style-name="T18">- нажатие 0+</text:span><text:span text:style-name="T9">RESET </text:span><text:span text:style-name="T18">теперь не только возвращает основной режим, но и делает полную инициализацию внутренних переменных.</text:span></text:p>
      <text:p text:style-name="P13"><text:span text:style-name="T18">- сделан </text:span><text:span text:style-name="T9">CRC </text:span><text:span text:style-name="T18">контроль содержимого </text:span><text:span text:style-name="T9">CMOS </text:span><text:span text:style-name="T18">памяти используемых в работе, при неправильной </text:span><text:span text:style-name="T9">CRC </text:span><text:span text:style-name="T18">все используемые в работе ячейки перезаписываются исходными значениями.</text:span></text:p>
      <text:p text:style-name="P4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4">- пункт основного меню <text:span text:style-name="T5">«FAT boot» </text:span>переименован в «<text:span text:style-name="T5">File browser</text:span>».</text:p>
      <text:p text:style-name="P4">- в меню «<text:span text:style-name="T5">Service</text:span>» удалены пункты «<text:span text:style-name="T5">Load font 4 TEXTMODE</text:span>» и «<text:span text:style-name="T5">Image to RAMDISK</text:span>», функции этих пунктов теперь производятся через «<text:span text:style-name="T5">File browser</text:span>».</text:p>
      <text:p text:style-name="P4"><text:span text:style-name="T5">- </text:span>в меню «<text:span text:style-name="T5">Service</text:span>» добавлен пункт принудительного сброса на дефолтные значения <text:span text:style-name="T5">CMOS. </text:span>Также добавлен пункт демонтирования образов, если ни один образ не примонтирован меню не появляется.</text:p>
      <text:p text:style-name="P4">- загрузка/запуск файлов раскиданные ранее по разным пунктам разных меню теперь производятся через «<text:span text:style-name="T5">File browser</text:span>», кроме обновления прошивок. Обновление прошивок оставлено на старом месте.</text:p>
      <text:p text:style-name="P4">- переделан порядок доступа к <text:span text:style-name="T5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5">.</text:span></text:p>
      <text:p text:style-name="P4">- работа с <text:span text:style-name="T5">FAT </text:span>полностью перенесена в ПЗУ, вся вызовы сделаны через <text:span text:style-name="T5">RST 8</text:span>.</text:p>
      <text:p text:style-name="P4">- сделана сортировка по первым символам для директорий/файлов (сначала для директорий, потом для файлов).</text:p>
      <text:p text:style-name="P4">- сделано монтирование <text:span text:style-name="T5">TRD </text:span>образов на чтение/запись непосредственно на <text:span text:style-name="T5">FAT.</text:span></text:p>
      <text:p text:style-name="P4">- сделано монтирование <text:span text:style-name="T5">TRD </text:span>образов из текстового файла <text:span text:style-name="T5">IMAGE.MNT. </text:span>Возможность сохранения примонтированных образов в этот файл пока отсутствует.</text:p>
      <text:p text:style-name="P4">- в главном меню добавлен пункт «<text:span text:style-name="T5">Setup</text:span>»<text:span text:style-name="T5">. </text:span>Пока в нем 2 пункта: включение/выключение звука нажатых клавиш и включение/выключение доступа к <text:span text:style-name="T5">SD card NeoGS.</text:span></text:p>
      <text:p text:style-name="P4"><text:span text:style-name="T5">- </text:span>в связи с возможностью монтирования <text:span text:style-name="T5">TRD </text:span>образов сделана запись в драйверах устройств, пока только для монтировщика образов. <text:span text:style-name="T5">FAT </text:span>возможностей записи пока не имеет.</text:p>
      <text:p text:style-name="P4">- окно «<text:span text:style-name="T5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4">- после переезда работы с <text:span text:style-name="T5">FAT </text:span>в ПЗУ инициализация всех устройств делается всегда сразу по сбросу.</text:p>
      <text:p text:style-name="P4">- сделано сохранение текущего пути при переходах по директориям.</text:p>
      <text:p text:style-name="P4">- обработчик и установщик <text:span text:style-name="T5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4">- шрифты для текстового режима теперь хранятся в упакованном виде.</text:p>
      <text:p text:style-name="P4">- переделаны вызовы <text:span text:style-name="T5">RST 8, </text:span>сделаны вызова из <text:span text:style-name="T5">EVO-DOS </text:span>для работы с примонтированными образами.</text:p>
      <text:p text:style-name="P4">- при загрузке <text:span text:style-name="T5">TAP </text:span>файлов через «<text:span text:style-name="T5">File browser</text:span>» принудительно включается бит эмуляции работы с лентой в <text:span text:style-name="T5">CMOS. </text:span>При вызове через «<text:span text:style-name="T5">Tape loader</text:span>» зависит от установленного режима.</text:p>
      <text:p text:style-name="P4">- при выборе <text:span text:style-name="T5">TRD </text:span>образов выдается меню выбора монтировать файл или загружать в рамдиск. <text:span text:style-name="T5">FDI </text:span>и <text:span text:style-name="T5">SCL </text:span>образа всегда грузятся в рамдиск.</text:p>
      <text:p text:style-name="P4"/>
      <text:p text:style-name="P4"><text:soft-page-break/>24.01.2012 Версия 0.49<text:span text:style-name="T5">c </text:span>Переделки</text:p>
      <text:p text:style-name="P4">- переделаны обработчики <text:span text:style-name="T5">RST 8 </text:span>и <text:span text:style-name="T5">NMI </text:span>для полной независимости друг от друга.</text:p>
      <text:p text:style-name="P4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4">- исправлена проблема неправильного считывания фонта из-за несвоевременного переключения отображаемых экранов.</text:p>
      <text:p text:style-name="P4">- исправлено отображение некоторых регистров процессора.</text:p>
      <text:p text:style-name="P4"/>
      <text:p text:style-name="P4">18.01.2012 Версия 0.49 Добавление</text:p>
      <text:p text:style-name="P4">- добавлена поддержка волшебной кнопки <text:span text:style-name="T5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4"/>
      <text:p text:style-name="P4">17.12.2011 Версия 0.48 Дополнение</text:p>
      <text:p text:style-name="P4">- немного переделан тест <text:span text:style-name="T5">PC </text:span>клавиатуры, добавлено управление светодиодом <text:span text:style-name="T5">Caps LOCK.</text:span></text:p>
      <text:p text:style-name="P4"><text:span text:style-name="T5">- </text:span>в меню сервис поменяны местами пункты <text:span text:style-name="T5">“Image to RAMDISK” </text:span>и<text:span text:style-name="T5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4"/>
      <text:p text:style-name="P4">16.12.2011 Версия 0.47<text:span text:style-name="T5">d </text:span>Исправление</text:p>
      <text:p text:style-name="P4">- исправлено не выставление режимов памяти и турбо при запуске <text:span text:style-name="T5">HDD boot </text:span>и <text:span text:style-name="T5">CD boot.</text:span> </text:p>
      <text:p text:style-name="P4"/>
      <text:p text:style-name="P4">16.12.2011 Версия 0.47<text:span text:style-name="T5">c </text:span>Исправление</text:p>
      <text:p text:style-name="P4">- внесено еще немного изменений в <text:span text:style-name="T5">SPG </text:span>загрузчик.</text:p>
      <text:p text:style-name="P4"/>
      <text:p text:style-name="P4">15.12.2011 Версия 0.47<text:span text:style-name="T5">b </text:span>Исправление</text:p>
      <text:p text:style-name="P4">- добавлены изменения в код <text:span text:style-name="T5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4">- переделан загрузчик HOBETA файлов и перенесен в другую страницу ROM.</text:p>
      <text:p text:style-name="P4">- добавлена возможность запускать <text:span text:style-name="T5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4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4">- добавлена возможность сброса в прошивку пользователя (<text:span text:style-name="T5">Custom ROM).</text:span></text:p>
      <text:p text:style-name="P4"><text:soft-page-break/><text:span text:style-name="T5">- </text:span>добавлена возможность менять прошивку пользователя (<text:span text:style-name="T5">Custom ROM) </text:span>размером 64 Кб не обновляя весь <text:span text:style-name="T5">ROM</text:span>.</text:p>
      <text:p text:style-name="P4">- изменены настройки хранимые в <text:span text:style-name="T5">CMOS </text:span>на противоположные для пунктов «<text:span text:style-name="T13">Reload FONT</text:span>» и «<text:span text:style-name="T13">Type FONT</text:span>». Теперь при инициализации настроек в <text:span text:style-name="T5">CMOS </text:span>пункты будут по умолчанию принимать значения <text:span text:style-name="T5">«</text:span><text:span text:style-name="T6">ON</text:span><text:span text:style-name="T5">» </text:span>и <text:span text:style-name="T5">«</text:span><text:span text:style-name="T6">CP866</text:span><text:span text:style-name="T5">» <text:s/></text:span><text:span text:style-name="T1">соответственно</text:span><text:span text:style-name="T5"> .</text:span></text:p>
      <text:p text:style-name="P4">- добавлено выставление режимов турбо при удержании <text:span text:style-name="T5">CS, SS, SPACE </text:span>при сбросе.</text:p>
      <text:p text:style-name="P4"/>
      <text:p text:style-name="P4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4"/>
      <text:p text:style-name="P2"><text:span text:style-name="T1">28.09.2011</text:span> <text:span text:style-name="T1">Версия 0.44 Исправления и дополнения</text:span></text:p>
      <text:p text:style-name="P4">- исправлен неправильное вычисления ширины окна из-за чего скроллер сдвигал не только в окне.</text:p>
      <text:p text:style-name="P4">- драйвера и менеджер устройств перенесены в ПЗУ и работают оттуда же. </text:p>
      <text:p text:style-name="P4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4">- исправлена ошибка из-за которой переключенные режимы не обновлялись на экране.</text:p>
      <text:p text:style-name="P4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4"/>
      <text:p text:style-name="P2"><text:span text:style-name="T1">21.07.2011</text:span> <text:span text:style-name="T1">Версия 0.41 Изменения и дополнения.</text:span></text:p>
      <text:p text:style-name="P4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4"/>
      <text:p text:style-name="P4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4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4">- переделан вывод рамки для <text:span text:style-name="T5">CMOS editor </text:span>в зависимости от выбранного шрифта.</text:p>
      <text:p text:style-name="P4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4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4">- исправлена ошибка неправильного вычисления высоты файлового окна в зависимости от количества файлов</text:p>
      <text:p text:style-name="P4">- добавлено переключение загрузки с магнитофонного входа или с <text:span text:style-name="T5">FAT </text:span>устройств.</text:p>
      <text:p text:style-name="P4">- добавлена возможность загрузки и запуска <text:span text:style-name="T5">TAP </text:span>файлов.</text:p>
      <text:p text:style-name="P4"/>
      <text:p text:style-name="P4">23.03.2011 Версия 0.37 Дополнение.</text:p>
      <text:p text:style-name="P4">- в редакторе <text:span text:style-name="T5">CMOS </text:span>каждую секунду обновляются ячейки времени и перепечатываются на экране.</text:p>
      <text:p text:style-name="P4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><text:soft-page-break/></text:p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4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4">- изменено ожидание нажатия клавиш при ошибках.</text:p>
      <text:p text:style-name="P4"/>
      <text:p text:style-name="P4">07.02.2011 Версия 0.31 Дополнение.</text:p>
      <text:p text:style-name="P4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4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4">- удалена очистка страниц памяти.</text:p>
      <text:p text:style-name="P4">- переделано форматирование рамдиска с учетом его нового формата.</text:p>
      <text:p text:style-name="P4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4">- рамдиск усложнился, в первой странице рамдиска создается таблица дорожек и секторов. Для <text:span text:style-name="T5">FDI </text:span>образа конвертируется заголок, для <text:span text:style-name="T5">TRD </text:span>и <text:span text:style-name="T5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4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4">- сделано принудительное определение <text:span text:style-name="T5">FAT </text:span>даже при наличии <text:span text:style-name="T5">MBR.</text:span></text:p>
      <text:p text:style-name="P4">- начало рамдиска переехало на одну страницу вниз.</text:p>
      <text:p text:style-name="P4"><text:soft-page-break/></text:p>
      <text:p text:style-name="P4">28.11.2010 Версия 0.24 Изменения.</text:p>
      <text:p text:style-name="P4">- изменен прошивальщик ПЗУ. Теперь прошивает все ПЗУ полностью все 512 Кб. Соотвественно в файловом окне отображаются только <text:span text:style-name="T5">ROM </text:span>файлы размером 512 Кб. Файлы размером 64 Кб не отображаются и не прошиваются.</text:p>
      <text:p text:style-name="P4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4">- устранено появление мышиного курсора при выборе конфигурации и при переключении турбо режима.</text:p>
      <text:p text:style-name="P4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4">- исправлено вылезание курсора в файловом окне при отсуствии файлов и нажатии кнопки перехода на страницу вверх.</text:p>
      <text:p text:style-name="P4">- поправлена упущенная возможность запуска кодовых блоков через <text:span text:style-name="T5">«FAT boot» </text:span>с возможностью выхода в Бейсик.</text:p>
      <text:p text:style-name="P4"/>
      <text:p text:style-name="P4">13.11.2010 Версия 0.22 Добавление функционала и исправление ошибки.</text:p>
      <text:p text:style-name="P4">- исправлена ошибка высчитывания остатка загрузки в страницу памяти при загрузке <text:span text:style-name="T5">SCL </text:span>файлов.</text:p>
      <text:p text:style-name="P4">- добавлен<text:span text:style-name="T5"> </text:span>пункт <text:span text:style-name="T5">«Update FLASH ROM»</text:span> для быстрого обновления прошивок ПЗУ. </text:p>
      <text:p text:style-name="P4"/>
      <text:p text:style-name="P4">03.11.2010 Версия 0.21 Добавление функционала для поддержки <text:span text:style-name="T5">EVO-DOS.</text:span></text:p>
      <text:p text:style-name="P4">- добавлена возможность капирования в память для виртуального дисковода <text:span text:style-name="T5">TRD </text:span>и <text:span text:style-name="T5">SCL </text:span>(раскрытие образов);</text:p>
      <text:p text:style-name="P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5">DOS #3D13</text:span>;</text:p>
      <text:p text:style-name="P4">- на экране добавлена возможность менять виртуальный дискововод не только клавишей <text:span text:style-name="T5">“Y”, </text:span>но и при помощи мыши;</text:p>
      <text:p text:style-name="P4">- внизу экрана добавлен краткая помощь по клавишам не задействованным в меню и клавише вызова краткой помощи по основному управлению (<text:span text:style-name="T5">H+RESET);</text:span></text:p>
      <text:p text:style-name="P4">- переименованны пункты сервис меню для работы с рамдиском. Теперь пункты начинаются со слова <text:span text:style-name="T5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<text:soft-page-break/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2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4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2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5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oft-page-break/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5">FAT </text:span>устройства микрозагрузчику <text:span text:style-name="T5">HOBETA </text:span>файлов.</text:p>
      <text:p text:style-name="P2"/>
      <text:p text:style-name="P2">21.02.2010 <text:span text:style-name="T1">Версия 0.1 Проверка и тестирование. </text:span></text:p>
      <text:p text:style-name="P7"><text:span text:style-name="T11">- за основу взяты исходники </text:span><text:span text:style-name="T10">GLUK 6.62. </text:span><text:span text:style-name="T11">Все исходники переведены в текстовый формат для </text:span><text:span text:style-name="T11">компиляции </text:span><text:span text:style-name="T1">SjASMPlus</text:span><text:span text:style-name="T10">. </text:span><text:span text:style-name="T11">При сборке используется упаковщик </text:span><text:span text:style-name="T10">MHMT.</text:span></text:p>
      <text:p text:style-name="P8"><text:span text:style-name="T12">- все исходники разбиты на несколько файлов по смыслу, хотя распределение не окончательное и </text:span><text:span text:style-name="T12">местами не точное. Многое осталось от исходного </text:span><text:span text:style-name="T10">GLUK</text:span><text:span text:style-name="T12">а. Так сказать «забадяжил» на старых </text:span><text:span text:style-name="T12">дрожжах.</text:span></text:p>
      <text:p text:style-name="P8"><text:span text:style-name="T12">- при переделке не пострадали и не изменялись все функции вызываемые по «Кнопка+</text:span><text:span text:style-name="T10">RESET</text:span><text:span text:style-name="T12">».</text:span></text:p>
      <text:p text:style-name="P8"><text:span text:style-name="T12">- без изменений остались </text:span><text:span text:style-name="T10">CD Boot </text:span><text:span text:style-name="T12">и </text:span><text:span text:style-name="T10">HDD Boot.</text:span></text:p>
      <text:p text:style-name="P8"><text:span text:style-name="T12">- полностью удален </text:span><text:span text:style-name="T10">PC.</text:span></text:p>
      <text:p text:style-name="P8"><text:span text:style-name="T12">- убрано определение байта </text:span><text:span text:style-name="T10">#47 </text:span><text:span text:style-name="T12">в ячейке </text:span><text:span text:style-name="T10">#12 CMOS.</text:span></text:p>
      <text:p text:style-name="P8"><text:span text:style-name="T10">- </text:span><text:span text:style-name="T12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8"><text:span text:style-name="T12">- удалены все пункты не имеющие никакой ценности. К ним относятся следующие пункты: </text:span><text:span text:style-name="T10">P.C., P.C.512, Cache, R.C., STS, XAS, Save SCR, TR KEEPER. </text:span><text:span text:style-name="T12">Удален также вновь добавленный пункт </text:span><text:span text:style-name="T10">FATALL. </text:span></text:p>
      <text:p text:style-name="P8"><text:span text:style-name="T12">- в меню «</text:span><text:span text:style-name="T10">Kills</text:span><text:span text:style-name="T12">»</text:span><text:span text:style-name="T10"> </text:span><text:span text:style-name="T12">следующие изменения: удален пункт </text:span><text:span text:style-name="T10">Low MEM. </text:span><text:span text:style-name="T12">Пункт </text:span><text:span text:style-name="T10">Pages </text:span><text:span text:style-name="T12">переименован в </text:span><text:span text:style-name="T10">Pages </text:span><text:span text:style-name="T10">128 </text:span><text:span text:style-name="T12">по функциональности. Форматилки </text:span><text:span text:style-name="T10">RAM </text:span><text:span text:style-name="T12">диска также переименованы по смыслу и добавлена </text:span><text:span text:style-name="T12">форматилка на 640 килобайт (стандартный размер </text:span><text:span text:style-name="T10">TR-DOS </text:span><text:span text:style-name="T12">дискеты</text:span><text:span text:style-name="T10">)</text:span><text:span text:style-name="T12">.</text:span></text:p>
      <text:p text:style-name="P1"><text:span text:style-name="T12">- </text:span><text:span text:style-name="T11">там же в меню «</text:span><text:span text:style-name="T12">Kills</text:span><text:span text:style-name="T11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8"><text:span text:style-name="T12">- у часов теперь не 2 состояния, а 3. Часы не найдены, на экране надпись </text:span><text:span text:style-name="T10">«NO CMOS». </text:span><text:span text:style-name="T12">Часы </text:span><text:span text:style-name="T12">найдены, но выключены. Надпись на экране </text:span><text:span text:style-name="T10">«OFF CMOS». </text:span><text:span text:style-name="T12">При найденных и включенных </text:span><text:soft-page-break/><text:span text:style-name="T12">соотвественно отображают время.</text:span></text:p>
      <text:p text:style-name="P8"><text:span text:style-name="T12">- обновление часов теперь происходит не по тайм ауту, а по установке бита 4 регистра </text:span><text:span text:style-name="T10">C </text:span><text:span text:style-name="T12">самих </text:span><text:span text:style-name="T12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8"><text:span text:style-name="T12">- определение часов делается по ячейке 0 (секунды). Ячейка </text:span><text:span text:style-name="T10">#11 </text:span><text:span text:style-name="T12">принимающее значение </text:span><text:span text:style-name="T10">#AA (</text:span><text:span text:style-name="T12">часы </text:span><text:span text:style-name="T12">включены)</text:span><text:span text:style-name="T10"> </text:span><text:span text:style-name="T12">или </text:span><text:span text:style-name="T10">#55 </text:span><text:span text:style-name="T12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8"><text:span text:style-name="T12">- устранен глюк связанный с надписью </text:span><text:span text:style-name="T10">«I KNOW NOW». </text:span><text:span text:style-name="T12">При выбранном диске «</text:span><text:span text:style-name="T10">D</text:span><text:span text:style-name="T12">» и при </text:span><text:span text:style-name="T12">отсутствии на диске Бейсик файлов (при выборе «</text:span><text:span text:style-name="T10">GLUK BOOT</text:span><text:span text:style-name="T12">» выводится </text:span><text:span text:style-name="T10">«NO PROGS») </text:span><text:span text:style-name="T12">при </text:span><text:span text:style-name="T12">повторном нажатии </text:span><text:span text:style-name="T10">«Enter» выводилась</text:span><text:span text:style-name="T12"> окошко с текстом </text:span><text:span text:style-name="T10">«I KNOW NOW» </text:span><text:span text:style-name="T12">и все вешалось с </text:span><text:span text:style-name="T12">перерисовкой экрана без главного меню и выбранном диске </text:span><text:span text:style-name="T10">«A».</text:span></text:p>
      <text:p text:style-name="P7"><text:span text:style-name="T10">- </text:span><text:span text:style-name="T11">из-за использования части старого кода и неизменном (пока) главном цикле опроса управления не </text:span><text:span text:style-name="T11">устранен глюк с блокировкой клавиатуры. При наведении курсора мыши на буковки выбора дисководов </text:span><text:span text:style-name="T11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7">- в главное меню добавлен пункт <text:span text:style-name="T5">«FAT Boot» </text:span><text:span text:style-name="T1">для загрузки кодовых блоков записанных на </text:span><text:span text:style-name="T5">FAT </text:span><text:span text:style-name="T1">в </text:span><text:span text:style-name="T1">формате </text:span><text:span text:style-name="T5">HOBETA.</text:span></text:p>
      <text:p text:style-name="P8">- для работы с <text:span text:style-name="T5">FAT </text:span>добавлен соответствующий код и поддержка <text:span text:style-name="T5">SD </text:span>карт на <text:span text:style-name="T5">NeoGS </text:span>и <text:span text:style-name="T5">Z-</text:span>контроллер (на <text:span text:style-name="T5">ZX Evo </text:span>контроллер встроен в плату) и контроллер винчестера подключаемый по схеме <text:span text:style-name="T5">Nemo.</text:span></text:p>
      <text:p text:style-name="P7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5">GLUK</text:span><text:span text:style-name="T1">а открыты :</text:span><text:span text:style-name="T5">D</text:span></text:p>
      <text:p text:style-name="P7"><text:span text:style-name="T5">- </text:span><text:span text:style-name="T1">за глюки связанные с </text:span><text:span text:style-name="T5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4T00:26:30.51</dc:date>
    <meta:editing-duration>P26DT11H15M42S</meta:editing-duration>
    <meta:editing-cycles>154</meta:editing-cycles>
    <meta:generator>LibreOffice/3.6$Windows_x86 LibreOffice_project/58f22d5-270d05a-e2abed1-ea17a85-9b5702</meta:generator>
    <meta:document-statistic meta:table-count="0" meta:image-count="0" meta:object-count="0" meta:page-count="8" meta:paragraph-count="253" meta:word-count="3277" meta:character-count="22619" meta:non-whitespace-character-count="19578"/>
  </office:meta>
</office:document-meta>
</file>